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dH</text:p>
          </table:table-cell>
        </table:table-row>
        <table:table-row table:style-name="ro1">
          <table:table-cell office:value-type="string" calcext:value-type="string">
            <text:p>AGAAT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AGCAT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AGGAT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AGTAT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CGAAG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GCAG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GGAG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CGTAG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GAAC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GCAC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GGAC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GGTAC</text:p>
          </table:table-cell>
          <table:table-cell table:number-columns-repeated="2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TGAAA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CAA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GAA</text:p>
          </table:table-cell>
          <table:table-cell table:number-columns-repeated="2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TGTAA</text:p>
          </table:table-cell>
          <table:table-cell table:number-columns-repeated="2" office:value-type="float" office:value="-1.5" calcext:value-type="float">
            <text:p>-1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14:08:14.897832216</meta:creation-date>
    <dc:date>2021-03-19T14:47:34.737213665</dc:date>
    <meta:editing-duration>PT37M45S</meta:editing-duration>
    <meta:editing-cycles>2</meta:editing-cycles>
    <meta:generator>LibreOffice/4.2.8.2$Linux_X86_64 LibreOffice_project/420m0$Build-2</meta:generator>
    <meta:document-statistic meta:table-count="1" meta:cell-count="51" meta:object-count="0"/>
  </office:meta>
</office:document-meta>
</file>